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TRÄVA EFTER låga värden på logical reads.</text:p>
      <text:p text:style-name="Standard"/>
      <text:p text:style-name="Standard">Logga prestanda statisstik </text:p>
      <text:p text:style-name="Standard"/>
      <text:p text:style-name="P1"><text:span text:style-name="T1">SET</text:span><text:span text:style-name="T2"> </text:span><text:span text:style-name="T1">STATISTICS</text:span><text:span text:style-name="T2"> </text:span><text:span text:style-name="T1">IO</text:span><text:span text:style-name="T2"> </text:span><text:span text:style-name="T1">ON</text:span></text:p>
      <text:p text:style-name="P1"><text:span text:style-name="T1">SET</text:span><text:span text:style-name="T2"> </text:span><text:span text:style-name="T1">STATISTICS</text:span><text:span text:style-name="T2"> </text:span><text:span text:style-name="T1">TIME</text:span><text:span text:style-name="T2"> </text:span><text:span text:style-name="T1">ON</text:span></text:p>
      <text:p text:style-name="Standard"/>
      <text:p text:style-name="Standard">Undvik att starta om databaser som är stora.</text:p>
      <text:p text:style-name="Standard"/>
      <text:p text:style-name="Standard">Operatorer: LIKE 'Ken%” = alla som böejar med ken och sedan vadsomhelst</text:p>
      <text:p text:style-name="Standard">LIKE '_Ken' = börjar med </text:p>
      <text:p text:style-name="Standard"/>
      <text:p text:style-name="Standard">&lt;&gt; Like between and, or, is</text:p>
      <text:p text:style-name="Standard"/>
      <text:p text:style-name="Standard">Entity framework, byga upp modellerna, easy mode</text:p>
      <text:p text:style-name="Standard"/>
      <text:p text:style-name="Standard">Unvika nvarchar(MAX) med transaktions intensiva database, bättre att sätta maxgränsen + lite till typ (6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3T17:57:03.42</meta:creation-date>
    <meta:generator>OpenOffice/4.1.3$Win32 OpenOffice.org_project/413m1$Build-9783</meta:generator>
    <dc:date>2017-07-13T19:05:35.19</dc:date>
    <dc:creator>Niklas Johansson</dc:creator>
    <meta:editing-duration>PT1H8M28S</meta:editing-duration>
    <meta:editing-cycles>5</meta:editing-cycles>
    <meta:document-statistic meta:table-count="0" meta:image-count="0" meta:object-count="0" meta:page-count="1" meta:paragraph-count="10" meta:word-count="71" meta:character-count="432"/>
  </office:meta>
</office:document-meta>
</file>